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ea353" officeooo:paragraph-rsid="001ea353"/>
    </style:style>
    <style:style style:name="P2" style:family="paragraph" style:parent-style-name="Standard">
      <style:text-properties officeooo:rsid="00201508" officeooo:paragraph-rsid="00201508"/>
    </style:style>
    <style:style style:name="P3" style:family="paragraph" style:parent-style-name="Standard">
      <style:text-properties officeooo:rsid="002079df" officeooo:paragraph-rsid="002079df"/>
    </style:style>
    <style:style style:name="P4" style:family="paragraph" style:parent-style-name="Standard">
      <style:text-properties officeooo:rsid="0021abc7" officeooo:paragraph-rsid="0021abc7"/>
    </style:style>
    <style:style style:name="P5" style:family="paragraph" style:parent-style-name="Standard">
      <style:text-properties officeooo:rsid="00235f3b" officeooo:paragraph-rsid="00235f3b"/>
    </style:style>
    <style:style style:name="P6" style:family="paragraph" style:parent-style-name="Standard">
      <style:text-properties officeooo:rsid="00250c5c" officeooo:paragraph-rsid="00250c5c"/>
    </style:style>
    <style:style style:name="P7" style:family="paragraph" style:parent-style-name="Standard">
      <style:text-properties officeooo:rsid="0026c8bc" officeooo:paragraph-rsid="0026c8bc"/>
    </style:style>
    <style:style style:name="T1" style:family="text">
      <style:text-properties officeooo:rsid="002079df"/>
    </style:style>
    <style:style style:name="T2" style:family="text">
      <style:text-properties officeooo:rsid="0026c8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orin besteht das Problem in Irland?</text:p>
      <text:p text:style-name="P1">Eine landesinterne Trennung zwsichen Katholiken und Protestanten</text:p>
      <text:p text:style-name="P1"/>
      <text:p text:style-name="P1">2) Welche Schwierigkeiten kommen auf Unternehmen in den UK zu?</text:p>
      <text:p text:style-name="P2">Handel wird erschwert, Arbeiter können nicht mehr so einfach aus dem Ausland eingeführt werden.</text:p>
      <text:p text:style-name="P2"/>
      <text:p text:style-name="P2">3) Handelseinkommen wird schrumpfen. <text:span text:style-name="T1">Neue Konzerne müssen innheralb der UK gegründet werden, damit vorherige Handelspartner ersetzt werden können.</text:span></text:p>
      <text:p text:style-name="P2"/>
      <text:p text:style-name="P3">4) Was ändert sich bei Aus- und Einreise?</text:p>
      <text:p text:style-name="P3">Nun reicht ein normaler Reisepass nicht mehr aus, sondern es muss wie in den USA ein Visa angefordert werden.</text:p>
      <text:p text:style-name="P3"/>
      <text:p text:style-name="P3">5) Wie sieht es mit dem Erasmus-Programm aus?</text:p>
      <text:p text:style-name="P4">Es steht in Frage wird aber wahrscheinlich weiterbestehen.</text:p>
      <text:p text:style-name="P4"/>
      <text:p text:style-name="P4">6) Welche Lösung sieht man für Gibraltar?</text:p>
      <text:p text:style-name="P5">Gibraltar will nicht aus der EU austreten und wird wahrscheinlich unabhängig von der UK agieren.</text:p>
      <text:p text:style-name="P5"/>
      <text:p text:style-name="P6">7) <text:span text:style-name="T2">Wer könnte vom Brexit profitieren?</text:span></text:p>
      <text:p text:style-name="P7">Nationalisten, kleine Unterneh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06:06.810990756</meta:creation-date>
    <dc:date>2019-03-11T11:27:54.805775945</dc:date>
    <meta:editing-duration>PT19M37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13" meta:word-count="130" meta:character-count="866" meta:non-whitespace-character-count="749"/>
  </office:meta>
</office:document-meta>
</file>